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26a0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57"/><text:span text:style-name="T1">LINUX BASIC COMMANDS</text:span></text:p>
      <text:p text:style-name="Standard"/>
      <text:list xml:id="list4591740116599798903" text:style-name="L1">
        <text:list-item>
          <text:p text:style-name="P2">ls. The ls command - the list command - functions in the Linux terminal to show all of the major directories filed under a given file system. ... </text:p>
        </text:list-item>
        <text:list-item>
          <text:p text:style-name="P2">cd. The cd command - change directory - will allow the user to change between file directories. ... </text:p>
        </text:list-item>
        <text:list-item>
          <text:p text:style-name="P2">mv. ... </text:p>
        </text:list-item>
        <text:list-item>
          <text:p text:style-name="P2">man. ... </text:p>
        </text:list-item>
        <text:list-item>
          <text:p text:style-name="P2">mkdir. ... </text:p>
        </text:list-item>
        <text:list-item>
          <text:p text:style-name="P2">rmdir. ... </text:p>
        </text:list-item>
        <text:list-item>
          <text:p text:style-name="P2">touch. ... </text:p>
        </text:list-item>
        <text:list-item>
          <text:p text:style-name="P1">rm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4:27:04.003185163</meta:creation-date>
    <dc:date>2020-01-31T14:29:10.635980037</dc:date>
    <meta:editing-duration>P0D</meta:editing-duration>
    <meta:editing-cycles>1</meta:editing-cycles>
    <meta:document-statistic meta:table-count="0" meta:image-count="0" meta:object-count="0" meta:page-count="1" meta:paragraph-count="9" meta:word-count="68" meta:character-count="392" meta:non-whitespace-character-count="277"/>
    <meta:generator>LibreOffice/4.2.8.2$Linux_x86 LibreOffice_project/420m0$Build-2</meta:generator>
  </office:meta>
</office:document-meta>
</file>